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4">
      <style:paragraph-properties style:line-height-at-least="0.503cm"/>
      <style:text-properties officeooo:paragraph-rsid="0050ebce"/>
    </style:style>
    <style:style style:name="P2" style:family="paragraph" style:parent-style-name="Standard" style:list-style-name="L4">
      <style:paragraph-properties style:line-height-at-least="0.503cm"/>
      <style:text-properties officeooo:paragraph-rsid="00650fb9"/>
    </style:style>
    <style:style style:name="P3" style:family="paragraph" style:parent-style-name="Standard" style:list-style-name="L4">
      <style:paragraph-properties style:line-height-at-least="0.503cm"/>
      <style:text-properties officeooo:paragraph-rsid="0053aa00"/>
    </style:style>
    <style:style style:name="P4" style:family="paragraph" style:parent-style-name="Standard">
      <style:paragraph-properties style:line-height-at-least="0.503cm"/>
      <style:text-properties officeooo:paragraph-rsid="0040b674"/>
    </style:style>
    <style:style style:name="P5" style:family="paragraph" style:parent-style-name="Standard">
      <style:paragraph-properties style:line-height-at-least="0.503cm"/>
      <style:text-properties officeooo:paragraph-rsid="0050ebce"/>
    </style:style>
    <style:style style:name="P6" style:family="paragraph" style:parent-style-name="Standard" style:list-style-name="L8">
      <style:paragraph-properties style:line-height-at-least="0.503cm"/>
      <style:text-properties officeooo:paragraph-rsid="00595eda"/>
    </style:style>
    <style:style style:name="P7" style:family="paragraph" style:parent-style-name="Standard" style:list-style-name="L8">
      <style:paragraph-properties style:line-height-at-least="0.503cm"/>
      <style:text-properties officeooo:paragraph-rsid="00707bbb"/>
    </style:style>
    <style:style style:name="P8" style:family="paragraph" style:parent-style-name="Standard">
      <style:paragraph-properties style:line-height-at-least="0.503cm"/>
      <style:text-properties officeooo:paragraph-rsid="00595eda"/>
    </style:style>
    <style:style style:name="P9" style:family="paragraph" style:parent-style-name="Standard">
      <style:paragraph-properties style:line-height-at-least="0.503cm"/>
      <style:text-properties officeooo:paragraph-rsid="005c30f8"/>
    </style:style>
    <style:style style:name="P10" style:family="paragraph" style:parent-style-name="Standard">
      <style:paragraph-properties style:line-height-at-least="0.503cm"/>
      <style:text-properties officeooo:paragraph-rsid="006ed37f"/>
    </style:style>
    <style:style style:name="P11" style:family="paragraph" style:parent-style-name="Standard">
      <style:paragraph-properties style:line-height-at-least="0.503cm"/>
      <style:text-properties officeooo:paragraph-rsid="00707bbb"/>
    </style:style>
    <style:style style:name="P12" style:family="paragraph" style:parent-style-name="Standard" style:list-style-name="L1">
      <style:paragraph-properties style:line-height-at-least="0.503cm"/>
      <style:text-properties fo:color="#000000" style:font-name="Droid Sans Mono" fo:font-size="10pt" fo:font-weight="normal" officeooo:rsid="00391138" officeooo:paragraph-rsid="00595eda" fo:background-color="transparent" style:font-size-asian="10pt" style:font-size-complex="10pt"/>
    </style:style>
    <style:style style:name="P13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rsid="00391138" officeooo:paragraph-rsid="0040b674" fo:background-color="transparent" style:font-size-asian="10pt" style:font-size-complex="10pt"/>
    </style:style>
    <style:style style:name="P14" style:family="paragraph" style:parent-style-name="Standard" style:list-style-name="L8">
      <style:paragraph-properties style:line-height-at-least="0.503cm"/>
      <style:text-properties fo:color="#000000" style:font-name="Droid Sans Mono" fo:font-size="10pt" fo:font-weight="normal" officeooo:rsid="00391138" officeooo:paragraph-rsid="00595eda" fo:background-color="transparent" style:font-size-asian="10pt" style:font-size-complex="10pt"/>
    </style:style>
    <style:style style:name="P15" style:family="paragraph" style:parent-style-name="Standard" style:list-style-name="L5">
      <style:paragraph-properties style:line-height-at-least="0.503cm"/>
      <style:text-properties fo:color="#000000" style:font-name="Droid Sans Mono" fo:font-size="10pt" fo:font-weight="normal" officeooo:paragraph-rsid="0057d125" fo:background-color="transparent" style:font-size-asian="10pt" style:font-size-complex="10pt"/>
    </style:style>
    <style:style style:name="P16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40b674" fo:background-color="transparent" style:font-size-asian="10pt" style:font-size-complex="10pt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50ebce" fo:background-color="transparent" style:font-size-asian="10pt" style:font-size-complex="10pt"/>
    </style:style>
    <style:style style:name="P18" style:family="paragraph" style:parent-style-name="Standard" style:list-style-name="L9">
      <style:paragraph-properties style:line-height-at-least="0.503cm"/>
      <style:text-properties fo:color="#000000" style:font-name="Droid Sans Mono" fo:font-size="10pt" fo:font-weight="normal" officeooo:paragraph-rsid="00595eda" fo:background-color="transparent" style:font-size-asian="10pt" style:font-size-complex="10pt"/>
    </style:style>
    <style:style style:name="P19" style:family="paragraph" style:parent-style-name="Standard" style:list-style-name="L9">
      <style:paragraph-properties style:line-height-at-least="0.503cm"/>
      <style:text-properties fo:color="#000000" style:font-name="Droid Sans Mono" fo:font-size="10pt" fo:font-weight="normal" officeooo:paragraph-rsid="0060a91e" fo:background-color="transparent" style:font-size-asian="10pt" style:font-size-complex="10pt"/>
    </style:style>
    <style:style style:name="P20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595eda" fo:background-color="transparent" style:font-size-asian="10pt" style:font-size-complex="10pt"/>
    </style:style>
    <style:style style:name="P21" style:family="paragraph" style:parent-style-name="Standard">
      <style:text-properties fo:color="#000000" style:font-name="Droid Sans Mono" fo:font-size="10pt" fo:font-weight="normal" officeooo:rsid="000d9cc9" officeooo:paragraph-rsid="0040b674" fo:background-color="transparent" style:font-size-asian="10pt" style:font-size-complex="10pt"/>
    </style:style>
    <style:style style:name="P22" style:family="paragraph" style:parent-style-name="Standard">
      <style:text-properties fo:color="#000000" style:font-name="Droid Sans Mono" fo:font-size="10pt" fo:font-weight="normal" officeooo:rsid="000d9cc9" officeooo:paragraph-rsid="00595eda" fo:background-color="transparent" style:font-size-asian="10pt" style:font-size-complex="10pt"/>
    </style:style>
    <style:style style:name="P23" style:family="paragraph" style:parent-style-name="Standard" style:list-style-name="L8">
      <style:paragraph-properties style:line-height-at-least="0.503cm"/>
      <style:text-properties fo:color="#000000" style:font-name="Droid Sans Mono" fo:font-size="10pt" fo:font-weight="normal" officeooo:rsid="0050ebce" officeooo:paragraph-rsid="00595eda" fo:background-color="transparent" style:font-size-asian="10pt" style:font-size-complex="10pt"/>
    </style:style>
    <style:style style:name="P24" style:family="paragraph" style:parent-style-name="Standard" style:list-style-name="L1">
      <style:paragraph-properties style:line-height-at-least="0.503cm"/>
      <style:text-properties fo:color="#000000" style:font-name="Droid Sans Mono" fo:font-size="10pt" fo:font-weight="normal" officeooo:rsid="0050ebce" officeooo:paragraph-rsid="0040b674" fo:background-color="transparent" style:font-size-asian="10pt" style:font-size-complex="10pt"/>
    </style:style>
    <style:style style:name="P25" style:family="paragraph" style:parent-style-name="Standard">
      <style:paragraph-properties style:line-height-at-least="0.503cm"/>
      <style:text-properties fo:color="#000000" style:font-name="Droid Sans Mono" fo:font-size="10pt" fo:font-weight="normal" officeooo:rsid="0057d125" officeooo:paragraph-rsid="0057d125" fo:background-color="transparent" style:font-size-asian="10pt" style:font-size-complex="10pt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pt" fo:font-weight="normal" officeooo:rsid="0057d125" officeooo:paragraph-rsid="00595eda" fo:background-color="transparent" style:font-size-asian="10pt" style:font-size-complex="10pt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pt" fo:font-weight="normal" officeooo:rsid="0057d125" officeooo:paragraph-rsid="007381d8" fo:background-color="transparent" style:font-size-asian="10pt" style:font-size-complex="10pt"/>
    </style:style>
    <style:style style:name="P28" style:family="paragraph" style:parent-style-name="Standard">
      <style:paragraph-properties style:line-height-at-least="0.503cm"/>
      <style:text-properties fo:color="#000000" style:font-name="Droid Sans Mono" fo:font-size="10pt" fo:font-weight="normal" officeooo:rsid="0057d125" officeooo:paragraph-rsid="007539c6" fo:background-color="transparent" style:font-size-asian="10pt" style:font-size-complex="10pt"/>
    </style:style>
    <style:style style:name="P29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50ebce" fo:background-color="transparent"/>
    </style:style>
    <style:style style:name="P30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595eda" fo:background-color="transparent"/>
    </style:style>
    <style:style style:name="P31" style:family="paragraph" style:parent-style-name="Standard">
      <style:paragraph-properties style:line-height-at-least="0.503cm"/>
      <style:text-properties fo:color="#000000" style:font-name="Droid Sans Mono" fo:font-size="10pt" fo:font-weight="normal" fo:background-color="#ffffff" style:font-size-asian="10pt" style:font-size-complex="10pt"/>
    </style:style>
    <style:style style:name="P32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50ebce" fo:background-color="#ffffff" style:font-size-asian="10pt" style:font-size-complex="10pt"/>
    </style:style>
    <style:style style:name="P33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paragraph-rsid="0057d125" fo:background-color="#ffffff" style:font-size-asian="10pt" style:font-size-complex="10pt"/>
    </style:style>
    <style:style style:name="P34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paragraph-rsid="00650fb9" fo:background-color="#ffffff" style:font-size-asian="10pt" style:font-size-complex="10pt"/>
    </style:style>
    <style:style style:name="P35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paragraph-rsid="0066d383" fo:background-color="#ffffff" style:font-size-asian="10pt" style:font-size-complex="10pt"/>
    </style:style>
    <style:style style:name="P36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paragraph-rsid="006c4568" fo:background-color="#ffffff" style:font-size-asian="10pt" style:font-size-complex="10pt"/>
    </style:style>
    <style:style style:name="P37" style:family="paragraph" style:parent-style-name="Standard" style:list-style-name="L8">
      <style:paragraph-properties style:line-height-at-least="0.503cm"/>
      <style:text-properties fo:color="#000000" style:font-name="Droid Sans Mono" fo:font-size="10pt" fo:font-weight="normal" officeooo:paragraph-rsid="00595eda" fo:background-color="#ffffff" style:font-size-asian="10pt" style:font-size-complex="10pt"/>
    </style:style>
    <style:style style:name="P38" style:family="paragraph" style:parent-style-name="Standard" style:list-style-name="L8">
      <style:paragraph-properties style:line-height-at-least="0.503cm"/>
      <style:text-properties fo:color="#000000" style:font-name="Droid Sans Mono" fo:font-size="10pt" fo:font-weight="normal" officeooo:paragraph-rsid="006d8e77" fo:background-color="#ffffff" style:font-size-asian="10pt" style:font-size-complex="10pt"/>
    </style:style>
    <style:style style:name="P39" style:family="paragraph" style:parent-style-name="Standard" style:list-style-name="L8">
      <style:paragraph-properties style:line-height-at-least="0.503cm"/>
      <style:text-properties fo:color="#000000" style:font-name="Droid Sans Mono" fo:font-size="10pt" fo:font-weight="normal" officeooo:paragraph-rsid="00707bbb" fo:background-color="#ffffff" style:font-size-asian="10pt" style:font-size-complex="10pt"/>
    </style:style>
    <style:style style:name="P40" style:family="paragraph" style:parent-style-name="Standard" style:list-style-name="L8">
      <style:paragraph-properties style:line-height-at-least="0.503cm"/>
      <style:text-properties fo:color="#000000" style:font-name="Droid Sans Mono" fo:font-size="10pt" fo:font-weight="normal" officeooo:paragraph-rsid="00708226" fo:background-color="#ffffff" style:font-size-asian="10pt" style:font-size-complex="10pt"/>
    </style:style>
    <style:style style:name="P41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595eda" fo:background-color="#ffffff" style:font-size-asian="10pt" style:font-size-complex="10pt"/>
    </style:style>
    <style:style style:name="P42" style:family="paragraph" style:parent-style-name="Standard">
      <style:paragraph-properties style:line-height-at-least="0.503cm"/>
      <style:text-properties fo:color="#000000" style:font-name="Droid Sans Mono" fo:font-size="10pt" fo:font-weight="normal" officeooo:paragraph-rsid="00707bbb" fo:background-color="#ffffff" style:font-size-asian="10pt" style:font-size-complex="10pt"/>
    </style:style>
    <style:style style:name="P43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rsid="0050ebce" officeooo:paragraph-rsid="0053aa00" fo:background-color="#ffffff" style:font-size-asian="10pt" style:font-size-complex="10pt"/>
    </style:style>
    <style:style style:name="P44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rsid="0050ebce" officeooo:paragraph-rsid="0057d125" fo:background-color="#ffffff" style:font-size-asian="10pt" style:font-size-complex="10pt"/>
    </style:style>
    <style:style style:name="P45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rsid="0050ebce" officeooo:paragraph-rsid="005d4aea" fo:background-color="#ffffff" style:font-size-asian="10pt" style:font-size-complex="10pt"/>
    </style:style>
    <style:style style:name="P46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rsid="0050ebce" officeooo:paragraph-rsid="00697864" fo:background-color="#ffffff" style:font-size-asian="10pt" style:font-size-complex="10pt"/>
    </style:style>
    <style:style style:name="P47" style:family="paragraph" style:parent-style-name="Standard" style:list-style-name="L4">
      <style:paragraph-properties style:line-height-at-least="0.503cm"/>
      <style:text-properties fo:color="#000000" style:font-name="Droid Sans Mono" fo:font-size="10pt" fo:font-weight="normal" officeooo:rsid="0050ebce" officeooo:paragraph-rsid="00710eac" fo:background-color="#ffffff" style:font-size-asian="10pt" style:font-size-complex="10pt"/>
    </style:style>
    <style:style style:name="P48" style:family="paragraph" style:parent-style-name="Standard" style:list-style-name="L8">
      <style:paragraph-properties style:line-height-at-least="0.503cm"/>
      <style:text-properties fo:color="#000000" style:font-name="Droid Sans Mono" fo:font-size="10pt" fo:font-weight="normal" officeooo:rsid="0050ebce" officeooo:paragraph-rsid="00595eda" fo:background-color="#ffffff" style:font-size-asian="10pt" style:font-size-complex="10pt"/>
    </style:style>
    <style:style style:name="P49" style:family="paragraph" style:parent-style-name="Standard" style:list-style-name="L8">
      <style:paragraph-properties style:line-height-at-least="0.503cm"/>
      <style:text-properties fo:color="#000000" style:font-name="Droid Sans Mono" fo:font-size="10pt" fo:font-weight="normal" officeooo:rsid="0050ebce" officeooo:paragraph-rsid="00707bbb" fo:background-color="#ffffff" style:font-size-asian="10pt" style:font-size-complex="10pt"/>
    </style:style>
    <style:style style:name="P50" style:family="paragraph" style:parent-style-name="Standard" style:list-style-name="L8">
      <style:paragraph-properties style:line-height-at-least="0.503cm"/>
      <style:text-properties fo:color="#000000" style:font-name="Droid Sans Mono" fo:font-size="10pt" fo:font-weight="normal" officeooo:rsid="0050ebce" officeooo:paragraph-rsid="0071ad75" fo:background-color="#ffffff" style:font-size-asian="10pt" style:font-size-complex="10pt"/>
    </style:style>
    <style:style style:name="P51" style:family="paragraph" style:parent-style-name="Standard">
      <style:paragraph-properties style:line-height-at-least="0.503cm"/>
      <style:text-properties fo:color="#000000" officeooo:paragraph-rsid="00595eda"/>
    </style:style>
    <style:style style:name="P52" style:family="paragraph" style:parent-style-name="Standard">
      <style:text-properties fo:color="#000000" fo:font-size="10.5pt" officeooo:rsid="0012a0fe" officeooo:paragraph-rsid="0040b674" fo:background-color="transparent" style:font-size-asian="10.5pt" style:font-size-complex="10.5pt"/>
    </style:style>
    <style:style style:name="P53" style:family="paragraph" style:parent-style-name="Standard">
      <style:paragraph-properties style:line-height-at-least="0.503cm"/>
      <style:text-properties fo:color="#000000" fo:font-size="10.5pt" officeooo:rsid="0012a0fe" officeooo:paragraph-rsid="0040b674" fo:background-color="transparent" style:font-size-asian="10.5pt" style:font-size-complex="10.5pt"/>
    </style:style>
    <style:style style:name="P54" style:family="paragraph" style:parent-style-name="Standard">
      <style:paragraph-properties style:line-height-at-least="0.503cm"/>
      <style:text-properties fo:color="#000000" fo:font-size="10.5pt" officeooo:rsid="0012a0fe" officeooo:paragraph-rsid="00595eda" fo:background-color="transparent" style:font-size-asian="10.5pt" style:font-size-complex="10.5pt"/>
    </style:style>
    <style:style style:name="P55" style:family="paragraph" style:parent-style-name="Standard">
      <style:text-properties fo:color="#000000" fo:font-size="10.5pt" officeooo:rsid="0012a0fe" officeooo:paragraph-rsid="00595eda" fo:background-color="transparent" style:font-size-asian="10.5pt" style:font-size-complex="10.5pt"/>
    </style:style>
    <style:style style:name="P56" style:family="paragraph" style:parent-style-name="Standard">
      <style:text-properties fo:color="#000000" fo:font-size="10pt" officeooo:rsid="0012a0fe" officeooo:paragraph-rsid="0040b674" fo:background-color="transparent" style:font-size-asian="10pt" style:font-size-complex="10pt"/>
    </style:style>
    <style:style style:name="P57" style:family="paragraph" style:parent-style-name="Standard">
      <style:text-properties fo:color="#000000" fo:font-size="10pt" officeooo:rsid="0012a0fe" officeooo:paragraph-rsid="00595eda" fo:background-color="transparent" style:font-size-asian="10pt" style:font-size-complex="10pt"/>
    </style:style>
    <style:style style:name="P58" style:family="paragraph" style:parent-style-name="Standard" style:list-style-name="L9">
      <style:paragraph-properties style:line-height-at-least="0.503cm"/>
      <style:text-properties fo:font-size="10pt" officeooo:rsid="000d9cc9" officeooo:paragraph-rsid="00595eda" style:font-size-asian="10pt" style:font-size-complex="10pt"/>
    </style:style>
    <style:style style:name="P59" style:family="paragraph" style:parent-style-name="Standard">
      <style:text-properties fo:font-size="10pt" officeooo:rsid="000d9cc9" officeooo:paragraph-rsid="0040b674" style:font-size-asian="10pt" style:font-size-complex="10pt"/>
    </style:style>
    <style:style style:name="P60" style:family="paragraph" style:parent-style-name="Standard">
      <style:text-properties fo:font-size="10pt" officeooo:rsid="000d9cc9" officeooo:paragraph-rsid="00595eda" style:font-size-asian="10pt" style:font-size-complex="10pt"/>
    </style:style>
    <style:style style:name="P61" style:family="paragraph" style:parent-style-name="Standard">
      <style:text-properties fo:font-size="10pt" officeooo:rsid="0050ebce" officeooo:paragraph-rsid="0050ebce" style:font-size-asian="10pt" style:font-size-complex="10pt"/>
    </style:style>
    <style:style style:name="P62" style:family="paragraph" style:parent-style-name="Standard" style:list-style-name="L5">
      <style:paragraph-properties style:line-height-at-least="0.503cm"/>
      <style:text-properties fo:font-size="10pt" officeooo:paragraph-rsid="0040b674"/>
    </style:style>
    <style:style style:name="P63" style:family="paragraph" style:parent-style-name="Standard" style:list-style-name="L4">
      <style:paragraph-properties style:line-height-at-least="0.503cm"/>
      <style:text-properties officeooo:rsid="0050ebce" officeooo:paragraph-rsid="0050ebce"/>
    </style:style>
    <style:style style:name="P64" style:family="paragraph" style:parent-style-name="Standard" style:list-style-name="L8">
      <style:paragraph-properties style:line-height-at-least="0.503cm"/>
      <style:text-properties officeooo:rsid="0050ebce" officeooo:paragraph-rsid="00595eda"/>
    </style:style>
    <style:style style:name="P65" style:family="paragraph" style:parent-style-name="Standard">
      <style:paragraph-properties style:line-height-at-least="0.503cm"/>
      <style:text-properties officeooo:rsid="0050ebce" officeooo:paragraph-rsid="0050ebce"/>
    </style:style>
    <style:style style:name="P66" style:family="paragraph" style:parent-style-name="Standard">
      <style:paragraph-properties fo:break-before="page"/>
      <style:text-properties fo:font-size="10pt" officeooo:rsid="0050ebce" officeooo:paragraph-rsid="00595eda" style:font-size-asian="10pt" style:font-size-complex="10pt"/>
    </style:style>
    <style:style style:name="T1" style:family="text">
      <style:text-properties fo:color="#000000" style:font-name="Droid Sans Mono" fo:font-size="10pt" fo:font-weight="normal" fo:background-color="transparent" loext:char-shading-value="0" style:font-size-asian="10pt" style:font-size-complex="10pt"/>
    </style:style>
    <style:style style:name="T2" style:family="text">
      <style:text-properties fo:color="#000000" style:font-name="Droid Sans Mono" fo:font-size="10pt" fo:font-weight="normal" officeooo:rsid="001128c6" fo:background-color="transparent" loext:char-shading-value="0" style:font-size-asian="10pt" style:font-size-complex="10pt"/>
    </style:style>
    <style:style style:name="T3" style:family="text">
      <style:text-properties fo:color="#000000" style:font-name="Droid Sans Mono" fo:font-size="10pt" fo:font-weight="normal" officeooo:rsid="003284a0" fo:background-color="transparent" loext:char-shading-value="0" style:font-size-asian="10pt" style:font-size-complex="10pt"/>
    </style:style>
    <style:style style:name="T4" style:family="text">
      <style:text-properties fo:color="#000000" style:font-name="Droid Sans Mono" fo:font-size="10pt" fo:font-weight="normal" officeooo:rsid="00391138" fo:background-color="transparent" loext:char-shading-value="0" style:font-size-asian="10pt" style:font-size-complex="10pt"/>
    </style:style>
    <style:style style:name="T5" style:family="text">
      <style:text-properties fo:color="#000000" style:font-name="Droid Sans Mono" fo:font-size="10pt" fo:font-weight="normal" officeooo:rsid="0050ebce" fo:background-color="transparent" loext:char-shading-value="0" style:font-size-asian="10pt" style:font-size-complex="10pt"/>
    </style:style>
    <style:style style:name="T6" style:family="text">
      <style:text-properties fo:color="#000000" style:font-name="Droid Sans Mono" fo:font-size="10pt" fo:font-weight="normal" officeooo:rsid="0057d125" fo:background-color="transparent" loext:char-shading-value="0" style:font-size-asian="10pt" style:font-size-complex="10pt"/>
    </style:style>
    <style:style style:name="T7" style:family="text">
      <style:text-properties fo:color="#000000" style:font-name="Droid Sans Mono" fo:font-size="10pt" fo:font-weight="normal" officeooo:rsid="00595eda" fo:background-color="transparent" loext:char-shading-value="0" style:font-size-asian="10pt" style:font-size-complex="10pt"/>
    </style:style>
    <style:style style:name="T8" style:family="text">
      <style:text-properties fo:color="#000000" style:font-name="Droid Sans Mono" fo:font-size="10pt" fo:font-weight="normal" officeooo:rsid="006259e2" fo:background-color="transparent" loext:char-shading-value="0" style:font-size-asian="10pt" style:font-size-complex="10pt"/>
    </style:style>
    <style:style style:name="T9" style:family="text">
      <style:text-properties fo:color="#000000" style:font-name="Droid Sans Mono" fo:font-size="10pt" fo:font-weight="normal" officeooo:rsid="006ed37f" fo:background-color="transparent" loext:char-shading-value="0" style:font-size-asian="10pt" style:font-size-complex="10pt"/>
    </style:style>
    <style:style style:name="T10" style:family="text">
      <style:text-properties fo:color="#000000" style:font-name="Droid Sans Mono" fo:font-size="10pt" fo:font-weight="normal" officeooo:rsid="006ed50e" fo:background-color="transparent" loext:char-shading-value="0" style:font-size-asian="10pt" style:font-size-complex="10pt"/>
    </style:style>
    <style:style style:name="T11" style:family="text">
      <style:text-properties fo:color="#000000" style:font-name="Droid Sans Mono" fo:font-size="10pt" fo:font-weight="normal" officeooo:rsid="00650fb9" fo:background-color="transparent" loext:char-shading-value="0" style:font-size-asian="10pt" style:font-size-complex="10pt"/>
    </style:style>
    <style:style style:name="T12" style:family="text">
      <style:text-properties fo:color="#000000" style:font-name="Droid Sans Mono" fo:font-size="10pt" fo:font-weight="normal" officeooo:rsid="00707bbb" fo:background-color="transparent" loext:char-shading-value="0" style:font-size-asian="10pt" style:font-size-complex="10pt"/>
    </style:style>
    <style:style style:name="T13" style:family="text">
      <style:text-properties fo:color="#000000" style:font-name="Droid Sans Mono" fo:font-size="10pt" fo:font-weight="normal" fo:background-color="#ffffff" loext:char-shading-value="0" style:font-size-asian="10pt" style:font-size-complex="10pt"/>
    </style:style>
    <style:style style:name="T14" style:family="text">
      <style:text-properties fo:color="#000000" style:font-name="Droid Sans Mono" fo:font-size="10pt" fo:font-weight="normal" officeooo:rsid="0050ebce" fo:background-color="#ffffff" loext:char-shading-value="0" style:font-size-asian="10pt" style:font-size-complex="10pt"/>
    </style:style>
    <style:style style:name="T15" style:family="text">
      <style:text-properties fo:color="#000000" style:font-name="Droid Sans Mono" fo:font-size="10pt" fo:font-weight="normal" officeooo:rsid="0057d125" fo:background-color="#ffffff" loext:char-shading-value="0" style:font-size-asian="10pt" style:font-size-complex="10pt"/>
    </style:style>
    <style:style style:name="T16" style:family="text">
      <style:text-properties fo:color="#000000" style:font-name="Droid Sans Mono" fo:font-size="10pt" fo:font-weight="normal" officeooo:rsid="005af363" fo:background-color="#ffffff" loext:char-shading-value="0" style:font-size-asian="10pt" style:font-size-complex="10pt"/>
    </style:style>
    <style:style style:name="T17" style:family="text">
      <style:text-properties fo:color="#000000" style:font-name="Droid Sans Mono" fo:font-size="10pt" fo:font-weight="normal" officeooo:rsid="005c30f8" fo:background-color="#ffffff" loext:char-shading-value="0" style:font-size-asian="10pt" style:font-size-complex="10pt"/>
    </style:style>
    <style:style style:name="T18" style:family="text">
      <style:text-properties fo:color="#000000" style:font-name="Droid Sans Mono" fo:font-size="10pt" fo:font-weight="normal" officeooo:rsid="00650fb9" fo:background-color="#ffffff" loext:char-shading-value="0" style:font-size-asian="10pt" style:font-size-complex="10pt"/>
    </style:style>
    <style:style style:name="T19" style:family="text">
      <style:text-properties fo:color="#000000" style:font-name="Droid Sans Mono" fo:font-size="10pt" fo:font-weight="normal" officeooo:rsid="006259e2" fo:background-color="#ffffff" loext:char-shading-value="0" style:font-size-asian="10pt" style:font-size-complex="10pt"/>
    </style:style>
    <style:style style:name="T20" style:family="text">
      <style:text-properties fo:color="#000000" style:font-name="Droid Sans Mono" fo:font-size="10pt" fo:font-weight="normal" officeooo:rsid="006d9749" fo:background-color="#ffffff" loext:char-shading-value="0" style:font-size-asian="10pt" style:font-size-complex="10pt"/>
    </style:style>
    <style:style style:name="T21" style:family="text">
      <style:text-properties fo:color="#000000" style:font-name="Droid Sans Mono" fo:font-size="10pt" fo:font-weight="normal" officeooo:rsid="00708226" fo:background-color="#ffffff" loext:char-shading-value="0" style:font-size-asian="10pt" style:font-size-complex="10pt"/>
    </style:style>
    <style:style style:name="T22" style:family="text">
      <style:text-properties fo:color="#000000" style:font-name="Droid Sans Mono" fo:font-weight="normal" officeooo:rsid="00171658" fo:background-color="transparent" loext:char-shading-value="0" style:font-size-asian="10pt" style:font-size-complex="10pt"/>
    </style:style>
    <style:style style:name="T23" style:family="text">
      <style:text-properties fo:color="#000000" style:font-name="Droid Sans Mono" fo:font-weight="normal" officeooo:rsid="00171658" fo:background-color="transparent" loext:char-shading-value="0"/>
    </style:style>
    <style:style style:name="T24" style:family="text">
      <style:text-properties style:font-size-asian="10pt" style:font-size-complex="10pt"/>
    </style:style>
    <style:style style:name="T25" style:family="text">
      <style:text-properties style:font-name="Droid Sans Mono" fo:font-size="10pt" fo:font-weight="normal" fo:background-color="transparent" loext:char-shading-value="0" style:font-size-asian="10pt" style:font-size-complex="10pt"/>
    </style:style>
    <style:style style:name="T26" style:family="text">
      <style:text-properties fo:background-color="#ffffff" loext:char-shading-value="0"/>
    </style:style>
    <style:style style:name="T27" style:family="text">
      <style:text-properties fo:background-color="#ffffff" loext:char-shading-value="0" style:font-size-asian="10pt" style:font-size-complex="10pt"/>
    </style:style>
    <style:style style:name="T28" style:family="text">
      <style:text-properties officeooo:rsid="0056b5ef" fo:background-color="#ffffff" loext:char-shading-value="0" style:font-size-asian="10pt" style:font-size-complex="10pt"/>
    </style:style>
    <style:style style:name="T29" style:family="text">
      <style:text-properties officeooo:rsid="007381d8" fo:background-color="#ffffff" loext:char-shading-value="0"/>
    </style:style>
    <style:style style:name="T30" style:family="text">
      <style:text-properties officeooo:rsid="007539c6" fo:background-color="#ffffff" loext:char-shading-value="0"/>
    </style:style>
    <style:style style:name="T31" style:family="text">
      <style:text-properties officeooo:rsid="0050ebce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50ebce" fo:background-color="transparent" loext:char-shading-value="0"/>
    </style:style>
    <style:style style:name="T34" style:family="text">
      <style:text-properties officeooo:rsid="0057d125" fo:background-color="transparent" loext:char-shading-value="0"/>
    </style:style>
    <style:style style:name="T35" style:family="text">
      <style:text-properties officeooo:rsid="005d4aea" fo:background-color="transparent" loext:char-shading-value="0"/>
    </style:style>
    <style:style style:name="T36" style:family="text">
      <style:text-properties officeooo:rsid="006259e2" fo:background-color="transparent" loext:char-shading-value="0"/>
    </style:style>
    <style:style style:name="T37" style:family="text">
      <style:text-properties officeooo:rsid="00650fb9" fo:background-color="transparent" loext:char-shading-value="0"/>
    </style:style>
    <style:style style:name="T38" style:family="text">
      <style:text-properties officeooo:rsid="005c30f8" fo:background-color="transparent" loext:char-shading-value="0"/>
    </style:style>
    <style:style style:name="T39" style:family="text">
      <style:text-properties officeooo:rsid="00688c2f" fo:background-color="transparent" loext:char-shading-value="0"/>
    </style:style>
    <style:style style:name="T40" style:family="text">
      <style:text-properties officeooo:rsid="00697864" fo:background-color="transparent" loext:char-shading-value="0"/>
    </style:style>
    <style:style style:name="T41" style:family="text">
      <style:text-properties officeooo:rsid="006ed37f" fo:background-color="transparent" loext:char-shading-value="0"/>
    </style:style>
    <style:style style:name="T42" style:family="text">
      <style:text-properties officeooo:rsid="00707bbb" fo:background-color="transparent" loext:char-shading-value="0"/>
    </style:style>
    <style:style style:name="T43" style:family="text">
      <style:text-properties officeooo:rsid="005af363" fo:background-color="transparent" loext:char-shading-value="0"/>
    </style:style>
    <style:style style:name="T44" style:family="text">
      <style:text-properties officeooo:rsid="00710eac" fo:background-color="transparent" loext:char-shading-value="0"/>
    </style:style>
    <style:style style:name="T45" style:family="text">
      <style:text-properties officeooo:rsid="0056b5ef"/>
    </style:style>
    <style:style style:name="T46" style:family="text">
      <style:text-properties officeooo:rsid="0057d125"/>
    </style:style>
    <style:style style:name="T47" style:family="text">
      <style:text-properties officeooo:rsid="00595eda"/>
    </style:style>
    <style:style style:name="T48" style:family="text">
      <style:text-properties officeooo:rsid="005af363"/>
    </style:style>
    <style:style style:name="T49" style:family="text">
      <style:text-properties officeooo:rsid="005c30f8"/>
    </style:style>
    <style:style style:name="T50" style:family="text">
      <style:text-properties officeooo:rsid="006259e2"/>
    </style:style>
    <style:style style:name="T51" style:family="text">
      <style:text-properties officeooo:rsid="00650fb9"/>
    </style:style>
    <style:style style:name="T52" style:family="text">
      <style:text-properties officeooo:rsid="006d9749"/>
    </style:style>
    <style:style style:name="T53" style:family="text">
      <style:text-properties officeooo:rsid="00707bbb"/>
    </style:style>
    <style:style style:name="T54" style:family="text">
      <style:text-properties officeooo:rsid="007539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Anotaciones como estan ahora </text:p>
      <text:p text:style-name="P59"/>
      <text:p text:style-name="P21">crear<text:span text:style-name="T31">Anotaciones</text:span>: <text:span text:style-name="T31">crea el horario y las anotaciones que correspondan</text:span></text:p>
      <text:p text:style-name="P16"><text:s/></text:p>
      <text:p text:style-name="P16"><text:s/></text:p>
      <text:p text:style-name="P16">PARAMETROS (post)</text:p>
      <text:p text:style-name="P17"><text:s/><text:span text:style-name="T31">sistema: nombre del sistema</text:span></text:p>
      <text:p text:style-name="P17"><text:s/><text:span text:style-name="T31">tablacalendario: nombre de la tabla calendario, donde estarán contenidos los horarios</text:span></text:p>
      <text:p text:style-name="P17"><text:s/><text:span text:style-name="T31">tablaanotaciones: nombre de la tabla calendario, donde estarán contenidas todas las <text:tab/><text:tab/><text:tab/><text:tab/> anotaciones correspondientes a los horarios de tablacalendario</text:span></text:p>
      <text:p text:style-name="P29"><text:span text:style-name="T24"><text:s/>array datos: </text:span><text:span text:style-name="T27">descripcionhorario</text:span><text:span text:style-name="T28">[]</text:span><text:span text:style-name="T27">, fechacreacionhorario</text:span><text:span text:style-name="T28">[]</text:span><text:span text:style-name="T27">, descripcionsubhorario</text:span><text:span text:style-name="T28">[]</text:span><text:span text:style-name="T27">, <text:tab/><text:tab/> <text:s text:c="7"/>fechacreacionsubhorario</text:span><text:span text:style-name="T28">[]</text:span><text:span text:style-name="T27">, fechainiciosubhorario</text:span><text:span text:style-name="T28">[]</text:span><text:span text:style-name="T27">, fechafinsubhorario</text:span><text:span text:style-name="T28">[]</text:span><text:span text:style-name="T27">, <text:s/><text:tab/> <text:s/><text:tab/> <text:s/>descripcionbloque</text:span><text:span text:style-name="T28">[]</text:span><text:span text:style-name="T27">, fechacreacionbloque</text:span><text:span text:style-name="T28">[]</text:span><text:span text:style-name="T27">, descripcionperiodo</text:span><text:span text:style-name="T28">[]</text:span><text:span text:style-name="T27">,</text:span></text:p>
      <text:p text:style-name="P32"><text:tab/><text:tab/> <text:s/>fechacreacionperiodo<text:span text:style-name="T45">[]</text:span>, fechainicioperiodo<text:span text:style-name="T45">[]</text:span>, intervalohoradesde<text:span text:style-name="T45">[]</text:span>, <text:tab/><text:tab/> <text:s/><text:tab/><text:tab/> <text:s/>intervalohorahasta<text:span text:style-name="T45">[]</text:span>, intervalotiempo<text:span text:style-name="T45">[]</text:span>, horapuntual<text:span text:style-name="T45">[]</text:span>, tipogama<text:span text:style-name="T45">[]</text:span>, </text:p>
      <text:p text:style-name="P32"><text:tab/><text:tab/> <text:s/><text:span text:style-name="T31">f</text:span>echafindiaria<text:span text:style-name="T45">[]</text:span>, exceptofechafijadiaria<text:span text:style-name="T45">[]</text:span>, frecuenciacadadiaria<text:span text:style-name="T45">[]</text:span>, <text:tab/><text:tab/><text:tab/> <text:tab/> <text:s/>fechafinsemanal<text:span text:style-name="T45">[]</text:span>, exceptofechafijasemanal<text:span text:style-name="T45">[]</text:span>, frecuenciacadasemanal<text:span text:style-name="T45">[]</text:span>,<text:tab/><text:tab/></text:p>
      <text:p text:style-name="P32"><text:tab/><text:tab/> <text:s/>diassemanasemanal<text:span text:style-name="T45">[]</text:span>, fechafinmensualdia<text:span text:style-name="T45">[]</text:span>, <text:tab/><text:tab/><text:tab/></text:p>
      <text:p text:style-name="P32"><text:tab/><text:tab/> <text:s/>exceptofechafijamensualdia<text:span text:style-name="T45">[]</text:span>,frecuenciacadamensualdia<text:span text:style-name="T45">[]</text:span>,</text:p>
      <text:p text:style-name="P32"><text:tab/><text:tab/> <text:s/>fechafinmensualsemdia<text:span text:style-name="T45">[]</text:span>, exceptofechafijamensualsemdia<text:span text:style-name="T45">[]</text:span>, <text:tab/><text:tab/><text:tab/></text:p>
      <text:p text:style-name="P32"><text:tab/><text:tab/> <text:s/>frecuenciacadamensualsemdia<text:span text:style-name="T45">[]</text:span>, semananummensualsemdia<text:span text:style-name="T45">[]</text:span>, </text:p>
      <text:p text:style-name="P31"><text:tab/><text:tab/> <text:s/>diassemanamensualsemdia<text:span text:style-name="T45">[]</text:span>, fechafinanual<text:span text:style-name="T45">[]</text:span>, exceptofechafijaanual<text:span text:style-name="T45">[]</text:span>, <text:tab/><text:tab/><text:tab/> <text:s/>frecuenciacadaanual<text:span text:style-name="T45">[]</text:span>,fechasfijas<text:span text:style-name="T45">[]</text:span>)</text:p>
      <text:p text:style-name="P17"/>
      <text:p text:style-name="P25">*cada posicion de cada array de datos[] se corresponderá con cada periodo de un horario</text:p>
      <text:p text:style-name="P27">* <text:span text:style-name="T26">fechacreacionhorario, </text:span><text:span text:style-name="T29">fechacreacionsubhorario, fechainiciosubhorario, fechafinsubhorario, fechacreacionbloque, fechacreacionperiodo: contiene una fecha y hora en formato “DD/MM/AAAA HH:MM:SS”</text:span></text:p>
      <text:p text:style-name="P27"><text:span text:style-name="T29">* fechainicioperiodo: continene una fecha en formato ”DD/MM/AAAA”</text:span></text:p>
      <text:p text:style-name="P16"><text:s/></text:p>
      <text:p text:style-name="P10"><text:span text:style-name="T2"><text:s/>valores p</text:span><text:span text:style-name="T7">or</text:span><text:span text:style-name="T2"> </text:span><text:span text:style-name="T1">tipo</text:span><text:span text:style-name="T5">gama</text:span><text:span text:style-name="T6">[</text:span><text:span text:style-name="T15">$i</text:span><text:span text:style-name="T6">]</text:span><text:span text:style-name="T1">:</text:span></text:p>
      <text:p text:style-name="P10"><text:span text:style-name="T1"><text:tab/></text:span><text:span text:style-name="T9">contiene</text:span><text:span text:style-name="T5">: diaria, semanal, mensual, mensualsemdia, </text:span><text:span text:style-name="T9">anual o fechasfijas</text:span><text:span text:style-name="T5"> </text:span></text:p>
      <text:p text:style-name="P10"><text:span text:style-name="T5"/></text:p>
      <text:p text:style-name="P4"><text:span text:style-name="T2">valores para “</text:span><text:span text:style-name="T5">diaria”</text:span><text:span text:style-name="T1">: </text:span></text:p>
      <text:p text:style-name="P9"><text:span text:style-name="T1"><text:s text:c="2"/></text:span><text:span text:style-name="T14">f</text:span><text:span text:style-name="T13">echafindiaria</text:span><text:span text:style-name="T15">[$i]</text:span><text:span text:style-name="T13">:</text:span><text:span text:style-name="T17"> “Nunca” o una fecha en formato “DD/MM/AAAA” (Ej: 29/11/2018)</text:span></text:p>
      <text:p text:style-name="P9"><text:span text:style-name="T13"><text:s text:c="2"/>exceptofechafijadiaria</text:span><text:span text:style-name="T15">[$i]</text:span><text:span text:style-name="T13">: </text:span><text:span text:style-name="T17">fechas en formato “DD/MM/AAAA” separadas cada una por <text:tab/><text:tab/><text:tab/><text:tab/><text:tab/><text:tab/> <text:s text:c="4"/>“,” (Ej: 06/11/2018 , 07/11/2018)</text:span></text:p>
      <text:p text:style-name="P5"><text:span text:style-name="T13"><text:s text:c="2"/>frecuenciacadadiaria</text:span><text:span text:style-name="T15">[$i]</text:span><text:span text:style-name="T13">: </text:span><text:span text:style-name="T17">numero (Ej:1)</text:span></text:p>
      <text:list xml:id="list4125932810131315330" text:style-name="L1">
        <text:list-header>
          <text:p text:style-name="P24"/>
        </text:list-header>
      </text:list>
      <text:list xml:id="list1640469473433152519" text:style-name="L4">
        <text:list-header>
          <text:p text:style-name="P1"><text:span text:style-name="T2">valores para “</text:span><text:span text:style-name="T5">semanal</text:span><text:span text:style-name="T2">”</text:span><text:span text:style-name="T1">:</text:span></text:p>
          <text:list>
            <text:list-header>
              <text:p text:style-name="P35">fechafinsemanal<text:span text:style-name="T34">[</text:span><text:span text:style-name="T46">$i</text:span><text:span text:style-name="T34">]</text:span>:“<text:span text:style-name="T51">Nunca”,”Despues de x veces” o </text:span><text:span text:style-name="T36">una fecha en formato <text:tab/><text:tab/><text:tab/><text:tab/><text:tab/> <text:s text:c="2"/>“DD/MM/AAAA” Ej: 30/11/2018</text:span><text:tab/><text:tab/></text:p>
              <text:p text:style-name="P35">exceptofechafijasemanal<text:span text:style-name="T34">[</text:span><text:span text:style-name="T46">$i</text:span><text:span text:style-name="T34">]:</text:span><text:span text:style-name="T49">fechas en formato “DD/MM/AAAA” separadas cada una por <text:tab/><text:tab/><text:tab/><text:tab/><text:tab/> <text:s text:c="4"/>“,” </text:span><text:span text:style-name="T38">(Ej: 06/11/2018 , 07/11/2018)</text:span></text:p>
              <text:p text:style-name="P33">frecuenciacadasemanal<text:span text:style-name="T34">[</text:span><text:span text:style-name="T46">$i</text:span><text:span text:style-name="T34">]</text:span>: <text:span text:style-name="T49">numero (Ej:1)</text:span></text:p>
              <text:p text:style-name="P2"><text:span text:style-name="T13">diassemanasemanal</text:span><text:span text:style-name="T6">[</text:span><text:span text:style-name="T15">$i</text:span><text:span text:style-name="T6">]</text:span><text:span text:style-name="T13">: </text:span><text:span text:style-name="T16">cada </text:span><text:span text:style-name="T18">letra del </text:span><text:span text:style-name="T16">dia/</text:span><text:span text:style-name="T18">s</text:span><text:span text:style-name="T16"> separado</text:span><text:span text:style-name="T18">s</text:span><text:span text:style-name="T16"> por una ',') </text:span><text:span text:style-name="T18">(Ej:”</text:span><text:span text:style-name="T16">L , X , V“</text:span><text:span text:style-name="T18">)</text:span></text:p>
            </text:list-header>
          </text:list>
          <text:p text:style-name="P1"><text:span text:style-name="T1"/></text:p>
          <text:p text:style-name="P63"><text:span text:style-name="T1">valores para “mensual”</text:span></text:p>
          <text:list text:continue-numbering="true">
            <text:list-header>
              <text:p text:style-name="P34">fechafinmensualdia<text:span text:style-name="T34">[</text:span><text:span text:style-name="T46">$i</text:span><text:span text:style-name="T34">]</text:span>: “<text:span text:style-name="T51">Nunca”,”Despues de x veces” o </text:span><text:span text:style-name="T36">una fecha en formato <text:tab/><text:tab/><text:tab/><text:tab/><text:tab/><text:tab/> “DD/MM/AAAA” Ej: 30/11/2018</text:span><text:tab/><text:tab/></text:p>
              <text:p text:style-name="P46"><text:span text:style-name="T32">exceptofechafijamensualdia</text:span><text:span text:style-name="T34">[</text:span><text:span text:style-name="T46">$i</text:span><text:span text:style-name="T34">]</text:span><text:span text:style-name="T32">: </text:span><text:span text:style-name="T49">fechas en formato “DD/MM/AAAA” separadas cada una <text:tab/></text:span><text:soft-page-break/><text:span text:style-name="T49"><text:tab/><text:tab/><text:tab/><text:tab/> por “,” </text:span><text:span text:style-name="T38">(Ej: 06/11/2018 , 07/11/2018)</text:span></text:p>
              <text:p text:style-name="P46"><text:span text:style-name="T32">frecuenciacadamensualdia</text:span><text:span text:style-name="T34">[</text:span><text:span text:style-name="T46">$i</text:span><text:span text:style-name="T34">]</text:span><text:span text:style-name="T32">: </text:span><text:span text:style-name="T49">numero (Ej:1)</text:span></text:p>
            </text:list-header>
          </text:list>
        </text:list-header>
      </text:list>
      <text:p text:style-name="P65"/>
      <text:p text:style-name="P65"/>
      <text:list xml:id="list113152040119176" text:continue-numbering="true" text:style-name="L4">
        <text:list-header>
          <text:p text:style-name="P63"><text:span text:style-name="T1">valores para “mensualsemdia”</text:span></text:p>
          <text:p text:style-name="P36"><text:span text:style-name="T33"><text:s text:c="3"/></text:span><text:span text:style-name="T41">s</text:span><text:span text:style-name="T33">emanamensualsemdia</text:span><text:span text:style-name="T34">[</text:span><text:span text:style-name="T46">$i</text:span><text:span text:style-name="T34">]</text:span><text:span text:style-name="T33">:</text:span><text:span text:style-name="T48">cada letra del dia/s separados por una ',')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6"><text:span text:style-name="T48"><text:s/>(Ej:”L , X , V”</text:span><text:span text:style-name="T37">)</text:span><text:span text:style-name="T33"> 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"><text:span text:style-name="T5">valores para “anual”</text:span></text:p>
          <text:list text:continue-numbering="true">
            <text:list-header>
              <text:p text:style-name="P47"><text:span text:style-name="T32">fechafinanual</text:span><text:span text:style-name="T34">[</text:span><text:span text:style-name="T46">$i</text:span><text:span text:style-name="T34">]:</text:span><text:span text:style-name="T46">“Nunca”,”Despues de x veces” o </text:span><text:span text:style-name="T40">año en formato “AAAA”</text:span></text:p>
              <text:p text:style-name="P44"><text:span text:style-name="T32">exceptofechafijaanual</text:span><text:span text:style-name="T34">[</text:span><text:span text:style-name="T46">$i</text:span><text:span text:style-name="T34">]:</text:span><text:span text:style-name="T32"> </text:span><text:span text:style-name="T39">años en formato “AAAA”, separados cada uno por “,”</text:span><text:span text:style-name="T32"> <text:s/><text:tab/> <text:s/></text:span></text:p>
              <text:p text:style-name="P44"><text:span text:style-name="T32">frecuenciacadaanual</text:span><text:span text:style-name="T34">[</text:span><text:span text:style-name="T46">$i</text:span><text:span text:style-name="T34">]: </text:span><text:span text:style-name="T37">numero (Ej: 1)</text:span></text:p>
            </text:list-header>
          </text:list>
          <text:p text:style-name="P43"><text:span text:style-name="T1"/></text:p>
          <text:p text:style-name="P63"><text:span text:style-name="T1">valores para “fechasfijas”</text:span></text:p>
          <text:list text:continue-numbering="true">
            <text:list-header>
              <text:p text:style-name="P45"><text:span text:style-name="T32">fechasfijas</text:span><text:span text:style-name="T34">[</text:span><text:span text:style-name="T46">$i</text:span><text:span text:style-name="T34">]:</text:span><text:span text:style-name="T35"> </text:span><text:span text:style-name="T49">fechas en formato “DD/MM/AAAA” separadas cada una por “,”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5"><text:span text:style-name="T49"><text:s text:c="5"/>(Ej: 06/11/2018 , 07/11/2018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3"><text:span text:style-name="T4"/></text:p>
            </text:list-header>
          </text:list>
        </text:list-header>
      </text:list>
      <text:p text:style-name="P53"/>
      <text:p text:style-name="P52">Funcionalidad:</text:p>
      <text:p text:style-name="P56"/>
      <text:list xml:id="list8128067047307707118" text:style-name="L5">
        <text:list-item>
          <text:list>
            <text:list-item>
              <text:p text:style-name="P15"><text:span text:style-name="T46">Crea tabla “calendario” y tabla “anotaciones”</text:span></text:p>
            </text:list-item>
            <text:list-item>
              <text:p text:style-name="P15"><text:span text:style-name="T46">Crea caso en la tabla “calendario”, un caso por cada periodo de un horario (numero de elementos de array datos).</text:span></text:p>
            </text:list-item>
            <text:list-item>
              <text:p text:style-name="P62"><text:span text:style-name="T22">Crea tantos casos en tabla “anotaciones”, como se corresponda al interpretar cada periodo</text:span></text:p>
            </text:list-item>
          </text:list>
        </text:list-item>
      </text:list>
      <text:p text:style-name="P66">Anotaciones <text:span text:style-name="T47">posible (ver con gemma)</text:span></text:p>
      <text:p text:style-name="P60"/>
      <text:p text:style-name="P22">crear<text:span text:style-name="T31">Anotaciones</text:span>: <text:span text:style-name="T31">crea el horario y las anotaciones que correspondan</text:span></text:p>
      <text:p text:style-name="P20"><text:s/></text:p>
      <text:p text:style-name="P20"><text:s/></text:p>
      <text:p text:style-name="P20">PARAMETROS (post)</text:p>
      <text:p text:style-name="P20"><text:s/><text:span text:style-name="T31">sistema: nombre del sistema</text:span></text:p>
      <text:p text:style-name="P20"><text:s/><text:span text:style-name="T31">tablacalendario: nombre de la tabla calendario, donde estarán contenidos los horarios</text:span></text:p>
      <text:p text:style-name="P20"><text:s/><text:span text:style-name="T31">tablaanotaciones: nombre de la tabla calendario, donde estarán contenidas todas las <text:tab/><text:tab/><text:tab/><text:tab/> anotaciones correspondientes a los horarios de tablacalendario</text:span></text:p>
      <text:p text:style-name="P30"><text:span text:style-name="T24"><text:s/>array datos: </text:span><text:span text:style-name="T27">descripcionhorario</text:span><text:span text:style-name="T28">[]</text:span><text:span text:style-name="T27">, fechacreacionhorario</text:span><text:span text:style-name="T28">[]</text:span><text:span text:style-name="T27">, descripcionsubhorario</text:span><text:span text:style-name="T28">[]</text:span><text:span text:style-name="T27">, <text:tab/><text:tab/> <text:s text:c="7"/>fechacreacionsubhorario</text:span><text:span text:style-name="T28">[]</text:span><text:span text:style-name="T27">, fechainiciosubhorario</text:span><text:span text:style-name="T28">[]</text:span><text:span text:style-name="T27">, fechafinsubhorario</text:span><text:span text:style-name="T28">[]</text:span><text:span text:style-name="T27">, <text:s/><text:tab/> <text:s/><text:tab/> <text:s/>descripcionbloque</text:span><text:span text:style-name="T28">[]</text:span><text:span text:style-name="T27">, fechacreacionbloque</text:span><text:span text:style-name="T28">[]</text:span><text:span text:style-name="T27">, descripcionperiodo</text:span><text:span text:style-name="T28">[]</text:span><text:span text:style-name="T27">,</text:span></text:p>
      <text:p text:style-name="P41"><text:tab/><text:tab/> <text:s/>fechacreacionperiodo<text:span text:style-name="T45">[]</text:span>, fechainicioperiodo<text:span text:style-name="T45">[]</text:span>, intervalohoradesde<text:span text:style-name="T45">[]</text:span>, <text:tab/><text:tab/> <text:s/><text:tab/><text:tab/> <text:s/>intervalohorahasta<text:span text:style-name="T45">[]</text:span>, intervalotiempo<text:span text:style-name="T45">[]</text:span>, horapuntual<text:span text:style-name="T45">[]</text:span>, tipogama<text:span text:style-name="T45">[]</text:span>, </text:p>
      <text:p text:style-name="P41"><text:tab/><text:tab/> <text:s/><text:span text:style-name="T31">f</text:span>echafin<text:span text:style-name="T45">[]</text:span>, exceptofechafija<text:span text:style-name="T45">[]</text:span>, frecuenciacada<text:span text:style-name="T45">[]</text:span>,</text:p>
      <text:p text:style-name="P41"><text:tab/><text:tab/> <text:s/>diassemanasemanal<text:span text:style-name="T45">[]</text:span>, <text:s/>semananum<text:span text:style-name="T45">[]</text:span>, fechasfijas<text:span text:style-name="T45">[]</text:span>)</text:p>
      <text:p text:style-name="P20"/>
      <text:p text:style-name="P26">*cada posicion de cada array de datos[] se corresponderá con cada periodo de un horario.</text:p>
      <text:p text:style-name="P28">* <text:span text:style-name="T26">fechacreacionhorario, </text:span><text:span text:style-name="T29">fechacreacionsubhorario, fechainiciosubhorario, fechafinsubhorario, fechacreacionbloque, fechacreacionperiodo: contiene una fecha y hora en formato “AAAA/</text:span><text:span text:style-name="T30">MM/DD</text:span><text:span text:style-name="T29"> HH:MM:SS”</text:span></text:p>
      <text:p text:style-name="P28"><text:span text:style-name="T29">* fechainicioperiodo: continene una fecha en formato ”AAAA/</text:span><text:span text:style-name="T30">MM/DD</text:span><text:span text:style-name="T29">”</text:span></text:p>
      <text:p text:style-name="P20"><text:s/></text:p>
      <text:p text:style-name="P8"><text:span text:style-name="T2"><text:s/>valores para </text:span><text:span text:style-name="T1">tipo</text:span><text:span text:style-name="T5">gama</text:span><text:span text:style-name="T6">[</text:span><text:span text:style-name="T15">$i</text:span><text:span text:style-name="T6">]</text:span><text:span text:style-name="T1">:debe contener, el numero equivalente al </text:span><text:span text:style-name="T5">tipogama</text:span></text:p>
      <text:p text:style-name="P20"><text:s/>0 -&gt; <text:span text:style-name="T31">diaria</text:span></text:p>
      <text:p text:style-name="P20"><text:s/>1 -&gt; <text:span text:style-name="T31">semanal</text:span></text:p>
      <text:p text:style-name="P20"><text:s/>2 -&gt; <text:span text:style-name="T31">mensual</text:span></text:p>
      <text:p text:style-name="P20"><text:s/>3 -&gt; <text:span text:style-name="T31">mensualsemdia</text:span></text:p>
      <text:p text:style-name="P20"><text:s/>4 -&gt; <text:span text:style-name="T31">anual</text:span></text:p>
      <text:p text:style-name="P20"><text:s/>5 -&gt; <text:span text:style-name="T31">fechasfijas</text:span></text:p>
      <text:p text:style-name="P51"><text:span text:style-name="T25"/></text:p>
      <text:p text:style-name="P8"><text:span text:style-name="T3"><text:s/></text:span><text:span text:style-name="T2">valores </text:span><text:span text:style-name="T10">generales </text:span><text:span text:style-name="T2">para “</text:span><text:span text:style-name="T5">diaria”, “</text:span><text:span text:style-name="T10">semanal</text:span><text:span text:style-name="T5">”,”</text:span><text:span text:style-name="T10">mensual, ”mensualsemdia”</text:span><text:span text:style-name="T1">: </text:span></text:p>
      <text:p text:style-name="P11"><text:span text:style-name="T1"><text:s text:c="2"/><text:tab/></text:span><text:span text:style-name="T14">f</text:span><text:span text:style-name="T13">echafin</text:span><text:span text:style-name="T15">[$i]</text:span><text:span text:style-name="T13">:</text:span><text:span text:style-name="T19">“Nunca”,</text:span><text:span text:style-name="T21">numero (ej:1)</text:span><text:span text:style-name="T19"> o </text:span><text:span text:style-name="T8">una fecha en formato “AAAA/</text:span><text:span text:style-name="T12">MM/DD</text:span><text:span text:style-name="T8">” </text:span></text:p>
      <text:p text:style-name="P42"><text:span text:style-name="T36"><text:tab/> <text:s/><text:tab/><text:tab/> <text:s/>Ej: 2018/</text:span><text:span text:style-name="T42">11/30</text:span></text:p>
      <text:p text:style-name="P11"><text:span text:style-name="T13"><text:tab/>exceptofechafija</text:span><text:span text:style-name="T15">[$i]</text:span><text:span text:style-name="T13">: </text:span><text:span text:style-name="T17">fechas en formato “AAAA/MM/DD” separadas cada una por “,” <text:tab/><text:tab/><text:tab/><text:tab/><text:tab/>(Ej: 2018/11/06 , 2018/11/07 )</text:span></text:p>
      <text:p text:style-name="P8"><text:span text:style-name="T13"><text:tab/>frecuenciacada</text:span><text:span text:style-name="T15">[$i]</text:span><text:span text:style-name="T13">:</text:span><text:span text:style-name="T19"> </text:span><text:span text:style-name="T20">numero (Ej:1)</text:span></text:p>
      <text:list xml:id="list113150897013915" text:continue-list="list4125932810131315330" text:style-name="L1">
        <text:list-header>
          <text:p text:style-name="P12"/>
        </text:list-header>
      </text:list>
      <text:list xml:id="list9079194816691113387" text:style-name="L8">
        <text:list-item>
          <text:p text:style-name="P23">semanal</text:p>
          <text:p text:style-name="P6"><text:span text:style-name="T2">valores para “</text:span><text:span text:style-name="T5">semanal</text:span><text:span text:style-name="T2">”</text:span><text:span text:style-name="T1">:</text:span></text:p>
          <text:p text:style-name="P40">fechafin<text:span text:style-name="T34">[</text:span><text:span text:style-name="T46">$i</text:span><text:span text:style-name="T34">]</text:span>: <text:span text:style-name="T50">“Nunca”,numero (ej:1) o </text:span><text:span text:style-name="T36">una fecha en formato “AAAA/</text:span><text:span text:style-name="T42">MM/DD</text:span><text:span text:style-name="T36">” </text:span></text:p>
          <text:p text:style-name="P39"><text:span text:style-name="T36"><text:s text:c="2"/><text:tab/><text:tab/> <text:s/>Ej: 2018/</text:span><text:span text:style-name="T42">11/30</text:span></text:p>
          <text:p text:style-name="P39">exceptofechafija<text:span text:style-name="T34">[</text:span><text:span text:style-name="T46">$i</text:span><text:span text:style-name="T34">]: </text:span><text:span text:style-name="T49">fechas en formato “AAAA/MM/DD” separadas cada una por “,” <text:tab/><text:tab/><text:tab/><text:tab/><text:tab/>(Ej: 2018/11/06 , 2018/11/07 )</text:span></text:p>
          <text:p text:style-name="P37">frecuenciacada<text:span text:style-name="T34">[</text:span><text:span text:style-name="T46">$i</text:span><text:span text:style-name="T34">]</text:span>: <text:span text:style-name="T52">numero (Ej: 1)</text:span> </text:p>
          <text:p text:style-name="P7"><text:span text:style-name="T13">diassemana</text:span><text:span text:style-name="T6">[</text:span><text:span text:style-name="T15">$i</text:span><text:span text:style-name="T6">]</text:span><text:span text:style-name="T13">: </text:span><text:span text:style-name="T16">cada letra del dia/s separados por una ',') (Ej:”L , X , V”</text:span><text:span text:style-name="T11">)</text:span><text:span text:style-name="T5"> </text:span></text:p>
          <text:p text:style-name="P6"><text:span text:style-name="T1"/></text:p>
        </text:list-item>
        <text:list-item>
          <text:p text:style-name="P64"><text:span text:style-name="T1">mensual</text:span></text:p>
          <text:p text:style-name="P64"><text:span text:style-name="T1">valores para “mensual”</text:span></text:p>
          <text:p text:style-name="P40">fechafin<text:span text:style-name="T34">[</text:span><text:span text:style-name="T46">$i</text:span><text:span text:style-name="T34">]</text:span>: <text:span text:style-name="T50">“Nunca”,numero (ej:1) o </text:span><text:span text:style-name="T36">una fecha en formato “AAAA/</text:span><text:span text:style-name="T42">MM/DD</text:span><text:span text:style-name="T36">” </text:span></text:p>
          <text:p text:style-name="P39"><text:soft-page-break/><text:span text:style-name="T36"><text:s text:c="2"/><text:tab/><text:tab/> <text:s/>Ej: 2018/</text:span><text:span text:style-name="T42">11/30</text:span><text:tab/></text:p>
          <text:p text:style-name="P49"><text:span text:style-name="T32">exceptofechafija</text:span><text:span text:style-name="T34">[</text:span><text:span text:style-name="T46">$i</text:span><text:span text:style-name="T34">]</text:span><text:span text:style-name="T32">: </text:span><text:span text:style-name="T49">fechas en formato “AAAA/MM/DD” separadas cada una por “,” <text:tab/><text:tab/><text:tab/><text:tab/><text:tab/>(Ej: 2018/11/06 , 2018/11/07 )</text:span></text:p>
          <text:p text:style-name="P48"><text:span text:style-name="T32">frecuenciacada</text:span><text:span text:style-name="T34">[</text:span><text:span text:style-name="T46">$i</text:span><text:span text:style-name="T34">]</text:span><text:span text:style-name="T32">:</text:span><text:span text:style-name="T42">numero (Ej:1)</text:span></text:p>
          <text:p text:style-name="P48"><text:span text:style-name="T34"/></text:p>
        </text:list-item>
        <text:list-item>
          <text:p text:style-name="P64"><text:span text:style-name="T1">mensualsemdia</text:span></text:p>
          <text:p text:style-name="P64"><text:span text:style-name="T1">valores para “mensualsemdia”</text:span></text:p>
          <text:p text:style-name="P40">fechafin<text:span text:style-name="T34">[</text:span><text:span text:style-name="T46">$i</text:span><text:span text:style-name="T34">]</text:span>: <text:span text:style-name="T50">“Nunca”,numero (ej:1) o </text:span><text:span text:style-name="T36">una fecha en formato “AAAA/</text:span><text:span text:style-name="T42">MM/DD</text:span><text:span text:style-name="T36">” </text:span></text:p>
          <text:p text:style-name="P38"><text:span text:style-name="T36"><text:s text:c="2"/><text:tab/><text:tab/> <text:s/>Ej: 2018/</text:span><text:span text:style-name="T42">11/30</text:span></text:p>
          <text:p text:style-name="P39">exceptofechafija<text:span text:style-name="T34">[</text:span><text:span text:style-name="T46">$i</text:span><text:span text:style-name="T34">]</text:span>: <text:tab/><text:span text:style-name="T49">fechas en formato “AAAA/MM/DD” separadas cada una por “,” <text:tab/><text:tab/><text:tab/><text:tab/><text:tab/>(Ej: 2018/11/06 , 2018/11/07 )</text:span></text:p>
          <text:p text:style-name="P37">frecuenciacada<text:span text:style-name="T34">[</text:span><text:span text:style-name="T46">$i</text:span><text:span text:style-name="T34">]</text:span>: <text:span text:style-name="T53">numero (Ej:1)</text:span></text:p>
          <text:p text:style-name="P37">semananummensualsemdia<text:span text:style-name="T34">[</text:span><text:span text:style-name="T46">$i</text:span><text:span text:style-name="T34">]</text:span>:</text:p>
          <text:p text:style-name="P39"><text:span text:style-name="T33">diassemana</text:span><text:span text:style-name="T34">[</text:span><text:span text:style-name="T46">$i</text:span><text:span text:style-name="T34">]</text:span><text:span text:style-name="T33">: </text:span><text:span text:style-name="T48">cada letra del dia/s separados por una ',') </text:span><text:span text:style-name="T43"><text:s/>(Ej:”L , X , V”</text:span><text:span text:style-name="T37">)</text:span><text:span text:style-name="T33"> </text:span></text:p>
          <text:p text:style-name="P37"><text:span text:style-name="T33"><text:s/></text:span></text:p>
        </text:list-item>
        <text:list-item>
          <text:p text:style-name="P64"><text:span text:style-name="T1">anual</text:span></text:p>
          <text:p text:style-name="P64"><text:span text:style-name="T1">valores para “anual”</text:span></text:p>
          <text:p text:style-name="P50"><text:span text:style-name="T32">fechafin</text:span><text:span text:style-name="T34">[</text:span><text:span text:style-name="T46">$i</text:span><text:span text:style-name="T34">]:</text:span><text:span text:style-name="T50">“Nunca”,numero (ej:1) o</text:span><text:span text:style-name="T34"> </text:span><text:span text:style-name="T40">año en formato “AAAA”</text:span></text:p>
          <text:p text:style-name="P49"><text:span text:style-name="T32">exceptofechafija</text:span><text:span text:style-name="T34">[</text:span><text:span text:style-name="T46">$i</text:span><text:span text:style-name="T34">]:</text:span><text:span text:style-name="T40">año</text:span><text:span text:style-name="T42">s</text:span><text:span text:style-name="T40"> en formato “AAAA” </text:span><text:span text:style-name="T42">separados por “,”</text:span><text:span text:style-name="T32"> <text:tab/><text:tab/><text:tab/> <text:s/><text:tab/> <text:s/></text:span></text:p>
          <text:p text:style-name="P48"><text:span text:style-name="T32">frecuenciacada</text:span><text:span text:style-name="T34">[</text:span><text:span text:style-name="T46">$i</text:span><text:span text:style-name="T34">]:</text:span><text:span text:style-name="T42">numero (Ej:1)</text:span></text:p>
          <text:p text:style-name="P48"><text:span text:style-name="T1"/></text:p>
        </text:list-item>
        <text:list-item>
          <text:p text:style-name="P64"><text:span text:style-name="T1">fechasfijas</text:span></text:p>
          <text:p text:style-name="P64"><text:span text:style-name="T1">valores para “fechasfijas”</text:span></text:p>
          <text:p text:style-name="P49"><text:span text:style-name="T32">fechasfijas</text:span><text:span text:style-name="T34">[</text:span><text:span text:style-name="T46">$i</text:span><text:span text:style-name="T34">]:</text:span><text:span text:style-name="T49">fechas en formato “AAAA/MM/DD” separadas cada una por “,” <text:tab/><text:tab/><text:tab/><text:tab/><text:tab/>(Ej: 2018/11/06 , 2018/11/07 )</text:span></text:p>
          <text:list>
            <text:list-header>
              <text:p text:style-name="P14"><text:span text:style-name="T4"/></text:p>
            </text:list-header>
          </text:list>
        </text:list-item>
      </text:list>
      <text:p text:style-name="P54"/>
      <text:p text:style-name="P55">Funcionalidad:</text:p>
      <text:p text:style-name="P57"/>
      <text:list xml:id="list6641166612929911355" text:style-name="L9">
        <text:list-item>
          <text:list>
            <text:list-item>
              <text:p text:style-name="P18"><text:span text:style-name="T46">Crea tabla “calendario” y tabla “anotaciones”</text:span></text:p>
            </text:list-item>
            <text:list-item>
              <text:p text:style-name="P19"><text:span text:style-name="T46">Crea caso en la tabla “calendario”, un caso por cada periodo de un horario (numero de elementos de array datos.</text:span></text:p>
            </text:list-item>
            <text:list-item>
              <text:p text:style-name="P58"><text:span text:style-name="T23">Crea tantos casos en tabla “anotaciones”, como se corresponda al interpretar cada periodo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11cm" fo:margin-right="0.99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2:39:08.362194232</meta:creation-date>
    <dc:date>2018-11-09T11:31:50.697582153</dc:date>
    <meta:editing-duration>P2DT6H36M39S</meta:editing-duration>
    <meta:editing-cycles>93</meta:editing-cycles>
    <meta:generator>LibreOffice/4.2.8.2$Linux_x86 LibreOffice_project/420m0$Build-2</meta:generator>
    <meta:print-date>2018-11-09T09:26:11.056281423</meta:print-date>
    <meta:document-statistic meta:table-count="0" meta:image-count="0" meta:object-count="0" meta:page-count="4" meta:paragraph-count="111" meta:word-count="738" meta:character-count="6722" meta:non-whitespace-character-count="5800"/>
  </office:meta>
</office:document-meta>
</file>